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libri"/>
    </style:style>
    <style:style style:name="P2" style:family="paragraph" style:parent-style-name="Standard">
      <style:text-properties style:use-window-font-color="true" style:font-name="Calibri" fo:font-style="normal" style:font-style-asian="normal" style:font-style-complex="normal"/>
    </style:style>
    <style:style style:name="P3" style:family="paragraph" style:parent-style-name="Standard">
      <style:text-properties style:use-window-font-color="true" style:font-name="Calibri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font-style-asian="normal" style:font-style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fo:background-color="transparent" style:font-style-asian="normal" style:font-style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use-window-font-color="true" style:font-name="Calibri" fo:font-style="normal" style:font-style-asian="normal" style:font-style-complex="normal"/>
    </style:style>
    <style:style style:name="P13" style:family="paragraph" style:parent-style-name="Standard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style:font-name="Calibri" fo:font-style="normal" fo:font-weight="bold" style:font-style-asian="normal" style:font-weight-asian="bold" style:font-style-complex="normal" style:font-weight-complex="bold"/>
    </style:style>
    <style:style style:name="P16" style:family="paragraph">
      <style:text-properties style:font-name="Calibri"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transparent"/>
    </style:style>
    <style:style style:name="T3" style:family="text">
      <style:text-properties style:text-underline-style="none" fo:background-color="#99ffff"/>
    </style:style>
    <style:style style:name="T4" style:family="text">
      <style:text-properties style:use-window-font-color="true" style:font-name="Calibri" fo:font-style="normal" fo:background-color="transparent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background-color="#99ffff"/>
    </style:style>
    <style:style style:name="T7" style:family="text">
      <style:text-properties style:font-name="Calibri"/>
    </style:style>
    <style:style style:name="T8" style:family="text">
      <style:text-properties fo:background-color="transparent"/>
    </style:style>
    <style:style style:name="T9" style:family="text">
      <style:text-properties fo:background-color="#ffffcc"/>
    </style:style>
    <style:style style:name="T10" style:family="text">
      <style:text-properties fo:background-color="#99ffff"/>
    </style:style>
    <style:style style:name="T11" style:family="text">
      <style:text-properties fo:background-color="#ffccff"/>
    </style:style>
    <style:style style:name="T12" style:family="text">
      <style:text-properties style:font-name="Calibri" fo:font-size="5pt" fo:font-weight="bold" style:font-size-asian="5pt" style:font-weight-asian="bold" style:font-size-complex="5pt" style:font-weight-complex="bold"/>
    </style:style>
    <style:style style:name="T1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alibri"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eeeeee" fo:min-height="0.7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Texas Instruments</text:p>
        <text:p text:style-name="P8"><text:span text:style-name="T8"><text:tab/></text:span><text:a xlink:type="simple" xlink:href="http://www.ti.com/tool/MSP-EXP430FR4133" text:style-name="Internet_20_link" text:visited-style-name="Visited_20_Internet_20_Link"><text:span text:style-name="T8">MSP430FR4133 LP</text:span></text:a></text:p>
        <text:p text:style-name="P8"><draw:line text:anchor-type="paragraph" draw:z-index="1" draw:style-name="gr2" draw:text-style-name="P17" svg:x1="1.9299in" svg:y1="0.5012in" svg:x2="1.7118in" svg:y2="0.0846in"><text:p/></draw:line><text:span text:style-name="T8"><text:tab/></text:span><text:a xlink:type="simple" xlink:href="http://www.ti.com/tool/MSP-EXP430F5529LP" text:style-name="Internet_20_link" text:visited-style-name="Visited_20_Internet_20_Link"><text:span text:style-name="T11">MSP430F5529 LP</text:span></text:a></text:p>
        <text:p text:style-name="P8"><draw:line text:anchor-type="paragraph" draw:z-index="2" draw:style-name="gr2" draw:text-style-name="P17" svg:x1="1.9154in" svg:y1="0.511in" svg:x2="1.598in" svg:y2="0.1138in"><text:p/></draw:line><draw:frame text:anchor-type="paragraph" draw:z-index="0" draw:style-name="gr1" draw:text-style-name="P16" svg:width="0.5685in" svg:height="0.7449in" svg:x="1.9717in" svg:y="0.0744in"><draw:text-box><text:p><text:span text:style-name="T12"><text:s/></text:span><text:span text:style-name="T13">Legend</text:span></text:p><text:p><text:span text:style-name="T14"><text:s/></text:span><text:span text:style-name="T14">(Popular)</text:span></text:p><text:p><text:span text:style-name="T14"><text:s/></text:span><text:span text:style-name="T14">(If Time)</text:span></text:p><text:p><text:span text:style-name="T14"><text:s/></text:span><text:span text:style-name="T14">(Target)</text:span></text:p></draw:text-box></draw:frame><text:span text:style-name="T8"><text:tab/></text:span><text:a xlink:type="simple" xlink:href="http://www.ti.com/tool/msp-exp432p401r" text:style-name="Internet_20_link" text:visited-style-name="Visited_20_Internet_20_Link"><text:span text:style-name="T9">MSP432P410 LP</text:span></text:a></text:p>
        <text:p text:style-name="P9"/>
        <text:p text:style-name="P8"><draw:line text:anchor-type="paragraph" draw:z-index="3" draw:style-name="gr2" draw:text-style-name="P17" svg:x1="1.8949in" svg:y1="0.2626in" svg:x2="1.4339in" svg:y2="0.1236in"><text:p/></draw:line><text:span text:style-name="T8"><text:tab/></text:span><text:a xlink:type="simple" xlink:href="http://www.ti.com/tool/EK-TM4C1294XL" text:style-name="Internet_20_link" text:visited-style-name="Visited_20_Internet_20_Link"><text:span text:style-name="T10">TM4C1294 LP</text:span></text:a></text:p>
        <text:p text:style-name="P8"><text:span text:style-name="T8"><text:tab/></text:span><text:a xlink:type="simple" xlink:href="http://www.ti.com/tool/EK-TM4C123GXL" text:style-name="Internet_20_link" text:visited-style-name="Visited_20_Internet_20_Link"><text:span text:style-name="T8">TM4C123G LP</text:span></text:a></text:p>
        <text:p text:style-name="P9"/>
        <text:p text:style-name="P8"><text:span text:style-name="T8"><text:tab/></text:span><text:a xlink:type="simple" xlink:href="http://www.ti.com/tool/LAUNCHXL-CC2650" text:style-name="Internet_20_link" text:visited-style-name="Visited_20_Internet_20_Link"><text:span text:style-name="T9">CC2650 LP</text:span></text:a></text:p>
        <text:p text:style-name="P8"><text:span text:style-name="T8"><text:tab/></text:span><text:a xlink:type="simple" xlink:href="http://www.ti.com/tool/CC3200-LAUNCHXL" text:style-name="Internet_20_link" text:visited-style-name="Visited_20_Internet_20_Link"><text:span text:style-name="T9">CC3200 LP</text:span></text:a></text:p>
        <text:p text:style-name="P9"><text:tab/></text:p>
        <text:p text:style-name="P8"><text:span text:style-name="T8"><text:tab/></text:span><text:a xlink:type="simple" xlink:href="http://www.ti.com/tool/BEAGLEBK" text:style-name="Internet_20_link" text:visited-style-name="Visited_20_Internet_20_Link"><text:span text:style-name="T10">Beaglebone Sitara</text:span></text:a></text:p>
        <text:p text:style-name="P9"/>
        <text:p text:style-name="P7">Atmel</text:p>
        <text:p text:style-name="P8"><text:span text:style-name="T8"><text:tab/></text:span><text:a xlink:type="simple" xlink:href="https://www.microchip.com/webdoc/xmegaa1explained/pr01.html" text:style-name="Internet_20_link" text:visited-style-name="Visited_20_Internet_20_Link"><text:span text:style-name="T8">XMEGA-A1 Xplained</text:span></text:a></text:p>
        <text:p text:style-name="P8"><text:span text:style-name="T8"><text:tab/></text:span><text:a xlink:type="simple" xlink:href="http://www.microchip.com/DevelopmentTools/ProductDetails.aspx?PartNO=at32uc3a3-xpld" text:style-name="Internet_20_link" text:visited-style-name="Visited_20_Internet_20_Link"><text:span text:style-name="T8">UC3-A3 Xplained</text:span></text:a></text:p>
        <text:p text:style-name="P8"><text:span text:style-name="T8"><text:tab/></text:span><text:a xlink:type="simple" xlink:href="http://www.microchip.com/DevelopmentTools/ProductDetails.aspx?PartNO=ATMEGA324PB-XPRO" text:style-name="Internet_20_link" text:visited-style-name="Visited_20_Internet_20_Link"><text:span text:style-name="T11">ATMega 324B Xplained Pro</text:span></text:a></text:p>
        <text:p text:style-name="P8"><text:span text:style-name="T8"><text:tab/></text:span><text:a xlink:type="simple" xlink:href="https://www.adafruit.com/product/2010" text:style-name="Internet_20_link" text:visited-style-name="Visited_20_Internet_20_Link"><text:span text:style-name="T8">Adafruit Pro Trinket 2010</text:span></text:a><text:span text:style-name="T8"> </text:span></text:p>
        <text:p text:style-name="P8"><text:span text:style-name="T8"><text:tab/></text:span><text:a xlink:type="simple" xlink:href="https://www.microchip.com/wwwproducts/en/ATtiny84" text:style-name="Internet_20_link" text:visited-style-name="Visited_20_Internet_20_Link"><text:span text:style-name="T11">AT-Tiny84</text:span></text:a><text:span text:style-name="T8"> (DIP IC)</text:span></text:p>
        <text:p text:style-name="P8"><text:span text:style-name="T8"><text:tab/></text:span><text:a xlink:type="simple" xlink:href="https://www.microchip.com/wwwproducts/en/ATtiny85" text:style-name="Internet_20_link" text:visited-style-name="Visited_20_Internet_20_Link"><text:span text:style-name="T8">AT-Tiny85</text:span></text:a><text:span text:style-name="T8"> (</text:span><text:a xlink:type="simple" xlink:href="http://digistump.com/products/1" text:style-name="Internet_20_link" text:visited-style-name="Visited_20_Internet_20_Link"><text:span text:style-name="T8">Digi</text:span></text:a><text:span text:style-name="T8">/</text:span><text:a xlink:type="simple" xlink:href="https://www.adafruit.com/product/1500" text:style-name="Internet_20_link" text:visited-style-name="Visited_20_Internet_20_Link"><text:span text:style-name="T8">Tri</text:span></text:a><text:span text:style-name="T8">)</text:span></text:p>
        <text:p text:style-name="P9"/>
        <text:p text:style-name="P7">Microchip</text:p>
        <text:p text:style-name="P8"><text:span text:style-name="T8"><text:tab/></text:span><text:a xlink:type="simple" xlink:href="https://www.sparkfun.com/products/9713" text:style-name="Internet_20_link" text:visited-style-name="Visited_20_Internet_20_Link"><text:span text:style-name="T8">USB 32-bit Whacker</text:span></text:a><text:a xlink:type="simple" xlink:href="https://www.sparkfun.com/products/9713" text:style-name="Internet_20_link" text:visited-style-name="Visited_20_Internet_20_Link"><text:span text:style-name="T2"> </text:span></text:a></text:p>
        <text:p text:style-name="P8"><text:span text:style-name="T2"><text:tab/></text:span><text:a xlink:type="simple" xlink:href="https://www.mouser.com/ProductDetail/579-DM240016" text:style-name="Internet_20_link" text:visited-style-name="Visited_20_Internet_20_Link"><text:span text:style-name="T6">Curiosity PIC24F256</text:span></text:a></text:p>
        <text:p text:style-name="P8"><text:span text:style-name="T2"><text:tab/></text:span><text:a xlink:type="simple" xlink:href="https://www.mouser.com/ProductDetail/579-DM164136" text:style-name="Internet_20_link" text:visited-style-name="Visited_20_Internet_20_Link">Curiosity PIC16F188</text:a></text:p>
        <text:p text:style-name="P8"><text:span text:style-name="T8"><text:tab/></text:span><text:a xlink:type="simple" xlink:href="http://www.microchip.com/DevelopmentTools/ProductDetails.aspx?PartNO=TDGL017#utm_source=MicroSolutions&amp;utm_medium=Link&amp;utm_term=FY17Q2&amp;utm_content=ThirdParty&amp;utm_campaign=Article" text:style-name="Internet_20_link" text:visited-style-name="Visited_20_Internet_20_Link"><text:span text:style-name="T8">chipKIT uC32</text:span></text:a></text:p>
        <text:p text:style-name="P8"><text:span text:style-name="T8"><text:tab/></text:span><text:a xlink:type="simple" xlink:href="https://www.olimex.com/Products/PIC/Development/PIC32-HMZ144/open-source-hardware" text:style-name="Internet_20_link" text:visited-style-name="Visited_20_Internet_20_Link"><text:span text:style-name="T11">Olimex PIC32-HMZ144</text:span></text:a></text:p>
        <text:p text:style-name="P8"><text:span text:style-name="T8"><text:tab/></text:span><text:a xlink:type="simple" xlink:href="https://www.olimex.com/Products/Duino/PIC32/PIC32-PINGUINO-MICRO/open-source-hardware" text:style-name="Internet_20_link" text:visited-style-name="Visited_20_Internet_20_Link"><text:span text:style-name="T8">Olimex Pinguino PIC32</text:span></text:a></text:p>
        <text:p text:style-name="P9"/>
        <text:p text:style-name="P7">Silicon Labs</text:p>
        <text:p text:style-name="P8"><text:span text:style-name="T8"><text:tab/></text:span><text:a xlink:type="simple" xlink:href="https://www.silabs.com/products/development-tools/mcu/32-bit/efm32-gecko-starter-kit" text:style-name="Internet_20_link" text:visited-style-name="Visited_20_Internet_20_Link"><text:span text:style-name="T10">EFM32 (Gecko Starter Kit)</text:span></text:a><text:span text:style-name="T10"> </text:span></text:p>
        <text:p text:style-name="P6"><text:span text:style-name="T4"><text:tab/></text:span><text:a xlink:type="simple" xlink:href="https://www.silabs.com/products/development-tools/mcu/8-bit/slstk2001a-efm8-universal-bee-starter-kit" text:style-name="Internet_20_link" text:visited-style-name="Visited_20_Internet_20_Link"><text:span text:style-name="T8">EFM8 (Sleepy Bee Kit)</text:span></text:a><text:span text:style-name="T4"><text:tab/></text:span><text:a xlink:type="simple" xlink:href="https://www.silabs.com/products/development-tools/wireless/bluetooth/bluegecko-bluetooth-low-energy-module-wireless-starter-kit" text:style-name="Internet_20_link" text:visited-style-name="Visited_20_Internet_20_Link"><text:span text:style-name="T8">BGM121 (Blue Gecko)</text:span></text:a></text:p>
        <text:p text:style-name="P8"><text:span text:style-name="T8"><text:tab/></text:span><text:a xlink:type="simple" xlink:href="https://www.silabs.com/products/development-tools/wireless/wi-fi/wgm110-wifi-expansion-kit" text:style-name="Internet_20_link" text:visited-style-name="Visited_20_Internet_20_Link"><text:span text:style-name="T8">WGM110</text:span></text:a></text:p>
        <text:p text:style-name="P9"/>
        <text:p text:style-name="P7">Analog Devices</text:p>
        <text:p text:style-name="P8"><text:span text:style-name="T8"><text:tab/></text:span><text:a xlink:type="simple" xlink:href="http://www.analog.com/en/design-center/evaluation-hardware-and-software/evaluation-boards-kits/eval-aduc7026.html" text:style-name="Internet_20_link" text:visited-style-name="Visited_20_Internet_20_Link"><text:span text:style-name="T8">EVAL-ADUC7026</text:span></text:a></text:p>
        <text:p text:style-name="P9"/>
        <text:p text:style-name="P7">Maxim</text:p>
        <text:p text:style-name="P9"><text:tab/><text:a xlink:type="simple" xlink:href="https://www.maximintegrated.com/en/products/digital/microcontrollers/MAX32600MBED.html" text:style-name="Internet_20_link" text:visited-style-name="Visited_20_Internet_20_Link">MAX32600MBED</text:a></text:p>
        <text:p text:style-name="P7">ST Micro</text:p>
        <text:p text:style-name="P8"><text:span text:style-name="T8"><text:tab/></text:span><text:a xlink:type="simple" xlink:href="http://www.st.com/en/evaluation-tools/nucleo-f446re.html" text:style-name="Internet_20_link" text:visited-style-name="Visited_20_Internet_20_Link"><text:span text:style-name="T8">Nucleo F446RE</text:span></text:a></text:p>
        <text:p text:style-name="P8"><text:span text:style-name="T8"><text:tab/></text:span><text:a xlink:type="simple" xlink:href="http://www.st.com/en/evaluation-tools/b-l475e-iot01a.html" text:style-name="Internet_20_link" text:visited-style-name="Visited_20_Internet_20_Link"><text:span text:style-name="T9">STM32L4 Discovery Kit</text:span></text:a></text:p>
        <text:p text:style-name="P7"/>
        <text:p text:style-name="P7">Intel</text:p>
        <text:p text:style-name="P8"><text:span text:style-name="T8"><text:tab/></text:span><text:a xlink:type="simple" xlink:href="https://software.intel.com/en-us/get-started-edison-windows" text:style-name="Internet_20_link" text:visited-style-name="Visited_20_Internet_20_Link"><text:span text:style-name="T8">Edison</text:span></text:a></text:p>
        <text:p text:style-name="P8"><text:span text:style-name="T8"><text:tab/></text:span><text:a xlink:type="simple" xlink:href="https://ark.intel.com/products/86826/Intel-Quark-Microcontroller-D1000" text:style-name="Internet_20_link" text:visited-style-name="Visited_20_Internet_20_Link"><text:span text:style-name="T8">Quark D1000</text:span></text:a></text:p>
        <text:p text:style-name="P8"><text:span text:style-name="T8"><text:tab/></text:span><text:a xlink:type="simple" xlink:href="https://www.mouser.com/new/Intel/intel-d2000-dev-kit/" text:style-name="Internet_20_link" text:visited-style-name="Visited_20_Internet_20_Link"><text:span text:style-name="T8">Quark D2000</text:span></text:a></text:p>
        <text:p text:style-name="P8"><text:span text:style-name="T8"><text:tab/></text:span><text:a xlink:type="simple" xlink:href="https://en.wikipedia.org/wiki/Intel_Galileo" text:style-name="Internet_20_link" text:visited-style-name="Visited_20_Internet_20_Link"><text:span text:style-name="T8">Galileo</text:span></text:a></text:p>
        <text:p text:style-name="P9"/>
        <text:p text:style-name="P7">Espressif</text:p>
        <text:p text:style-name="P8"><text:span text:style-name="T8"><text:tab/></text:span><text:a xlink:type="simple" xlink:href="https://www.espressif.com/en/products/hardware/esp32-devkitc/overview" text:style-name="Internet_20_link" text:visited-style-name="Visited_20_Internet_20_Link"><text:span text:style-name="T11">ESP32-DevKitC</text:span></text:a></text:p>
        <text:p text:style-name="P8"><text:span text:style-name="T8"><text:tab/></text:span><text:a xlink:type="simple" xlink:href="https://www.adafruit.com/product/3384" text:style-name="Internet_20_link" text:visited-style-name="Visited_20_Internet_20_Link"><text:span text:style-name="T8">ESP WRover Kit</text:span></text:a></text:p>
        <text:p text:style-name="P8"><text:span text:style-name="T8"><text:tab/></text:span><text:a xlink:type="simple" xlink:href="https://www.pricerpro.com/amazon_items/b072by59z2-diymall-esp-32s-espio32-esp32-development-board-240mhz-dual-core-wifi-bluetooth-lua-python-arduino-mqtt" text:style-name="Internet_20_link" text:visited-style-name="Visited_20_Internet_20_Link"><text:span text:style-name="T8">ESPIo32</text:span></text:a></text:p>
        <text:p text:style-name="P8"><text:span text:style-name="T8"><text:tab/></text:span><text:a xlink:type="simple" xlink:href="http://esp-idf.readthedocs.io/en/latest/get-started/get-started-pico-kit.html#" text:style-name="Internet_20_link" text:visited-style-name="Visited_20_Internet_20_Link"><text:span text:style-name="T8">ESP32-Pico Kit</text:span></text:a></text:p>
        <text:p text:style-name="P9"/>
        <text:p text:style-name="P7">Cypress</text:p>
        <text:p text:style-name="P8"><text:span text:style-name="T8"><text:tab/></text:span><text:a xlink:type="simple" xlink:href="http://www.cypress.com/documentation/development-kitsboards/cy8ckit-059-psoc-5lp-prototyping-kit-onboard-programmer-and" text:style-name="Internet_20_link" text:visited-style-name="Visited_20_Internet_20_Link"><text:span text:style-name="T9">CY8CKIT-059 PSoC® 5LP</text:span></text:a></text:p>
        <text:p text:style-name="P8"><text:span text:style-name="T8"><text:tab/></text:span><text:a xlink:type="simple" xlink:href="http://www.cypress.com/documentation/development-kitsboards/fm0-100l-s6e1b8-arm-cortex-m0-mcu-starter-kit-usb-and-sd-card" text:style-name="Internet_20_link" text:visited-style-name="Visited_20_Internet_20_Link"><text:span text:style-name="T8">FM0-100L-S6E1B8</text:span></text:a></text:p>
        <text:p text:style-name="P9"/>
        <text:p text:style-name="P7">Renasas</text:p>
        <text:p text:style-name="P8"><text:span text:style-name="T8"><text:tab/></text:span><text:a xlink:type="simple" xlink:href="https://www.renesas.com/en-us/products/software-tools/boards-and-kits/renesas-synergy-kits/renesas-synergy-sk-s7g2.html" text:style-name="Internet_20_link" text:visited-style-name="Visited_20_Internet_20_Link"><text:span text:style-name="T8">Synergy Starter Kit SK-S7G2</text:span></text:a></text:p>
        <text:p text:style-name="P9"/>
        <text:p text:style-name="P7">Infineon</text:p>
        <text:p text:style-name="P8"><text:span text:style-name="T8"><text:tab/></text:span><text:a xlink:type="simple" xlink:href="https://www.infineon.com/cms/en/product/evaluation-boards/kit_xmc_2go_xmc1100_v1/" text:style-name="Internet_20_link" text:visited-style-name="Visited_20_Internet_20_Link"><text:span text:style-name="T8">XMC 2Go</text:span></text:a></text:p>
        <text:p text:style-name="P9"/>
        <text:p text:style-name="P7">Nordic</text:p>
        <text:p text:style-name="P8"><text:span text:style-name="T8"><text:tab/></text:span><text:a xlink:type="simple" xlink:href="https://www.nordicsemi.com/eng/Products/Bluetooth-low-energy/nRF52-DK" text:style-name="Internet_20_link" text:visited-style-name="Visited_20_Internet_20_Link"><text:span text:style-name="T11">nRF52</text:span></text:a></text:p>
        <text:p text:style-name="P8"><text:span text:style-name="T8"><text:tab/></text:span><text:a xlink:type="simple" xlink:href="https://www.nordicsemi.com/eng/Products/nRF51-DK" text:style-name="Internet_20_link" text:visited-style-name="Visited_20_Internet_20_Link"><text:span text:style-name="T8">nRF51</text:span></text:a></text:p>
        <text:p text:style-name="P8"><text:span text:style-name="T8"><text:tab/></text:span><text:a xlink:type="simple" xlink:href="https://www.nordicsemi.com/eng/Products/Bluetooth-low-energy/nRF8001-Development-Kit" text:style-name="Internet_20_link" text:visited-style-name="Visited_20_Internet_20_Link"><text:span text:style-name="T8">nRF8001</text:span></text:a></text:p>
        <text:p text:style-name="P9"/>
        <text:p text:style-name="P7">NXP</text:p>
        <text:p text:style-name="P8"><text:span text:style-name="T8"><text:tab/></text:span><text:a xlink:type="simple" xlink:href="https://www.nxp.com/products/processors-and-microcontrollers/arm-based-processors-and-mcus/kinetis-cortex-m-mcus/l-seriesultra-low-powerm0-plus/freedom-development-platform-for-kinetis-kl14-kl15-kl24-kl25-mcus:FRDM-KL25Z" text:style-name="Internet_20_link" text:visited-style-name="Visited_20_Internet_20_Link"><text:span text:style-name="T8">FRDM-KL25Z</text:span></text:a></text:p>
        <text:p text:style-name="P8"><text:span text:style-name="T8"><text:tab/></text:span><text:a xlink:type="simple" xlink:href="https://www.nxp.com/products/processors-and-microcontrollers/arm-based-processors-and-mcus/kinetis-cortex-m-mcus/k-seriesperformancem4/k2x-usb/freedom-development-platform-for-kinetis-k64-k63-and-k24-mcus:FRDM-K64F" text:style-name="Internet_20_link" text:visited-style-name="Visited_20_Internet_20_Link"><text:span text:style-name="T11">FRDM-K64F</text:span></text:a></text:p>
        <text:p text:style-name="P8"><text:span text:style-name="T8"><text:tab/></text:span><text:a xlink:type="simple" xlink:href="https://www.nxp.com/products/processors-and-microcontrollers/additional-processors-and-mcus/8-16-bit-mcus/8-bit-legacy-mcus/demo9rs08ka2-demonstration-board:DEMO9RS08KA2" text:style-name="Internet_20_link" text:visited-style-name="Visited_20_Internet_20_Link"><text:span text:style-name="T8">RS08-DEMO9RS08KA2</text:span></text:a></text:p>
        <text:p text:style-name="P8"><text:span text:style-name="T8"><text:tab/></text:span><text:a xlink:type="simple" xlink:href="https://www.nxp.com/support/developer-resources/hardware-development-tools/lpcxpresso-boards/lpc4330-xplorer-board:OM13027" text:style-name="Internet_20_link" text:visited-style-name="Visited_20_Internet_20_Link"><text:span text:style-name="T8">LPC433x-Xplorer</text:span></text:a></text:p>
        <text:p text:style-name="P9"/>
        <text:p text:style-name="P7">Marvell</text:p>
        <text:p text:style-name="P8"><text:span text:style-name="T8"><text:tab/></text:span><text:a xlink:type="simple" xlink:href="https://www.marvell.com/microcontrollers/aws-iot-starter-kit/" text:style-name="Internet_20_link" text:visited-style-name="Visited_20_Internet_20_Link"><text:span text:style-name="T8">88MW300/302</text:span></text:a></text:p>
        <text:p text:style-name="P7"/>
        <text:p text:style-name="P7">Raspberry Pi</text:p>
        <text:p text:style-name="P8"><text:span text:style-name="T8"><text:tab/></text:span><text:a xlink:type="simple" xlink:href="https://www.raspberrypi.org/products/raspberry-pi-zero/" text:style-name="Internet_20_link" text:visited-style-name="Visited_20_Internet_20_Link"><text:span text:style-name="T8">Raspberry Pi Zero</text:span></text:a></text:p>
        <text:p text:style-name="P8"><text:span text:style-name="T8"><text:tab/></text:span><text:a xlink:type="simple" xlink:href="https://www.raspberrypi.org/products/raspberry-pi-3-model-b/" text:style-name="Internet_20_link" text:visited-style-name="Visited_20_Internet_20_Link"><text:span text:style-name="T10">Raspberry Pi 3 Model B</text:span></text:a></text:p>
        <text:p text:style-name="P9"/>
        <text:p text:style-name="P7">Adafruit Feather</text:p>
        <text:p text:style-name="P8"><text:span text:style-name="T8"><text:tab/></text:span><text:a xlink:type="simple" xlink:href="https://www.digikey.com/catalog/en/partgroup/huzzah32-esp32-feather-board/68696?utm_adgroup=RF%20&amp;%20RFID" text:style-name="Internet_20_link" text:visited-style-name="Visited_20_Internet_20_Link"><text:span text:style-name="T8">Espressif ESP32</text:span></text:a></text:p>
        <text:p text:style-name="P8"><text:span text:style-name="T8"><text:tab/></text:span><text:a xlink:type="simple" xlink:href="https://www.digikey.com/catalog/en/partgroup/feather-huzzah-with-esp8266-wifi/57892?utm_adgroup=RF%20&amp;%20RFID" text:style-name="Internet_20_link" text:visited-style-name="Visited_20_Internet_20_Link"><text:span text:style-name="T8">Espressif 8266</text:span></text:a></text:p>
        <text:p text:style-name="P8"><text:span text:style-name="T8"><text:tab/></text:span><text:a xlink:type="simple" xlink:href="https://www.adafruit.com/product/2772" text:style-name="Internet_20_link" text:visited-style-name="Visited_20_Internet_20_Link"><text:span text:style-name="T8">Atmel ATSAMD21G18</text:span></text:a></text:p>
        <text:p text:style-name="P8"><text:span text:style-name="T8"><text:tab/></text:span><text:a xlink:type="simple" xlink:href="https://www.adafruit.com/product/3010" text:style-name="Internet_20_link" text:visited-style-name="Visited_20_Internet_20_Link"><text:span text:style-name="T11">Atmel M0 WINC1500</text:span></text:a></text:p>
        <text:p text:style-name="P8"><text:span text:style-name="T8"><text:tab/></text:span><text:a xlink:type="simple" xlink:href="https://www.digikey.com/catalog/en/partgroup/wiced-wifi-feather-stm32f205-with-cypress-wiced-wifi/60045?utm_adgroup=RF%20&amp;%20RFID" text:style-name="Internet_20_link" text:visited-style-name="Visited_20_Internet_20_Link"><text:span text:style-name="T8">Cypress WICED</text:span></text:a></text:p>
        <text:p text:style-name="P9"><text:tab/></text:p>
        <text:p text:style-name="P7">Onion</text:p>
        <text:p text:style-name="P8"><text:span text:style-name="T8"><text:tab/></text:span><text:a xlink:type="simple" xlink:href="https://onion.io/omega2/" text:style-name="Internet_20_link" text:visited-style-name="Visited_20_Internet_20_Link"><text:span text:style-name="T10">Omega2</text:span></text:a></text:p>
        <text:p text:style-name="P9"><text:tab/></text:p>
        <text:p text:style-name="P7">Arduino</text:p>
        <text:p text:style-name="P2"><text:tab/><text:a xlink:type="simple" xlink:href="https://www.udemy.com/arduino-101-intel-curie/?utm_source=adwords-learn&amp;utm_medium=udemyads&amp;utm_campaign=NEW-AW-PROS-TECH-US-DSA-EN-ENG_._ci__._sl_ENG_._vi_TECH_._sd_All_._la_EN_._&amp;utm_content=deal4584&amp;utm_term=_._ag_39357936133_._ad_178076784870_._de_c_._dm__._pl__._ti_dsa-307102297194_._li_9033404_._pd__._&amp;gclid=CjwKCAiAweXTBRAhEiwAmb3XuzV_tPqzUpFpBayzol5N6bkauY2julYKNO7xlyNYSOQCHfXv9qiQyhoCRpwQAvD_BwE" text:style-name="Internet_20_link" text:visited-style-name="Visited_20_Internet_20_Link"><text:span text:style-name="T11">Intel 101 Curie</text:span></text:a></text:p>
        <text:p text:style-name="P2"><text:tab/><text:a xlink:type="simple" xlink:href="https://www.mouser.com/ProductDetail/Arduino/2877/?qs=OXlZGzED1NaiMhNo5b2aJg==&amp;gclid=CjwKCAiAweXTBRAhEiwAmb3Xu1DLQZvm6ttaCcKIChOAlrjfjwFeZwT4Jar_AHKORTC7udBuig91mRoCyioQAvD_BwE" text:style-name="Internet_20_link" text:visited-style-name="Visited_20_Internet_20_Link">Atmel 328</text:a></text:p>
        <text:p text:style-name="P2"><text:tab/><text:a xlink:type="simple" xlink:href="https://www.adafruit.com/product/2377" text:style-name="Internet_20_link" text:visited-style-name="Visited_20_Internet_20_Link">Pro Mini 328</text:a><text:tab/></text:p>
        <text:p text:style-name="P2"/>
        <text:p text:style-name="P3">Action Semi</text:p>
        <text:p text:style-name="P2"><text:tab/><text:a xlink:type="simple" xlink:href="https://www.cnx-software.com/2016/03/05/89-bubblegum-96-96boards-development-board-is-powered-by-actions-semi-s900-64-bit-processor-with-2gb-ram/" text:style-name="Internet_20_link" text:visited-style-name="Visited_20_Internet_20_Link">Bubblegum S900</text:a></text:p>
        <text:p text:style-name="P2"/>
        <text:p text:style-name="P3">Hardkernel</text:p>
        <text:p text:style-name="P2"><text:tab/><text:a xlink:type="simple" xlink:href="http://www.hardkernel.com/main/products/prdt_info.php?g_code=G145457216438" text:style-name="Internet_20_link" text:visited-style-name="Visited_20_Internet_20_Link"><text:span text:style-name="T10">ODroid-C2</text:span></text:a></text:p>
        <text:p text:style-name="P2"/>
        <text:p text:style-name="P3">Nuvoton</text:p>
        <text:p text:style-name="P2"><text:tab/><text:a xlink:type="simple" xlink:href="http://www.nuvoton.com/hq/support/tool-and-software/development-tool-hardware/numaker-uni/?__locale=en" text:style-name="Internet_20_link" text:visited-style-name="Visited_20_Internet_20_Link">Numaker Uni</text:a></text:p>
        <text:p text:style-name="P2"><text:tab/><text:a xlink:type="simple" xlink:href="https://direct.nuvoton.com/en/nutiny-nuc220v" text:style-name="Internet_20_link" text:visited-style-name="Visited_20_Internet_20_Link">NUC220V</text:a></text:p>
        <text:p text:style-name="P2"/>
        <text:p text:style-name="P3">Huawei</text:p>
        <text:p text:style-name="P2"><text:tab/><text:a xlink:type="simple" xlink:href="https://www.96boards.org/product/hikey960/" text:style-name="Internet_20_link" text:visited-style-name="Visited_20_Internet_20_Link">HiKey 960</text:a></text:p>
        <text:p text:style-name="P2"/>
        <text:p text:style-name="P3">Xilinx</text:p>
        <text:p text:style-name="P3"><text:span text:style-name="T1"><text:tab/></text:span><text:a xlink:type="simple" xlink:href="https://store.digilentinc.com/arty-a7-artix-7-fpga-development-board-for-makers-and-hobbyists/" text:style-name="Internet_20_link" text:visited-style-name="Visited_20_Internet_20_Link">Arty Artix-7 Dev Board</text:a></text:p>
        <text:p text:style-name="P3"/>
        <text:p text:style-name="P3">Mediatek</text:p>
        <text:p text:style-name="P2"><text:tab/><text:a xlink:type="simple" xlink:href="https://www.seeedstudio.com/LinkIt-7697-p-2818.html" text:style-name="Internet_20_link" text:visited-style-name="Visited_20_Internet_20_Link"><text:span text:style-name="T9">LinkIt 7697</text:span></text:a></text:p>
        <text:p text:style-name="P2"/>
        <text:p text:style-name="P3">Qualcomm</text:p>
        <text:p text:style-name="P2"><text:span text:style-name="T1"><text:tab/></text:span><text:a xlink:type="simple" xlink:href="https://developer.qualcomm.com/hardware/dragonboard-410c" text:style-name="Internet_20_link" text:visited-style-name="Visited_20_Internet_20_Link"><text:span text:style-name="T5">Snapdragon</text:span></text:a></text:p>
      </text:section>
      <text:section text:style-name="Sect2" text:name="Section2">
        <text:p text:style-name="P4">Programmers</text:p>
        <text:list xml:id="list128139155112184151" text:style-name="L1">
          <text:list-item>
            <text:p text:style-name="P11"><text:a xlink:type="simple" xlink:href="http://www.ti.com/tool/MSP-FET430UIF" text:style-name="Internet_20_link" text:visited-style-name="Visited_20_Internet_20_Link"><text:span text:style-name="T7">TI MSP-FET430UIF</text:span></text:a></text:p>
          </text:list-item>
          <text:list-item>
            <text:p text:style-name="P12"><text:a xlink:type="simple" xlink:href="http://www.ti.com/tool/MSP-FET" text:style-name="Internet_20_link" text:visited-style-name="Visited_20_Internet_20_Link"><text:span text:style-name="T7">TI MSP-FET</text:span></text:a></text:p>
          </text:list-item>
          <text:list-item>
            <text:p text:style-name="P12"><text:a xlink:type="simple" xlink:href="http://www.ti.com/tool/CC-DEBUGGER" text:style-name="Internet_20_link" text:visited-style-name="Visited_20_Internet_20_Link"><text:span text:style-name="T7">TI CC Debugger</text:span></text:a></text:p>
          </text:list-item>
          <text:list-item>
            <text:p text:style-name="P12"><text:a xlink:type="simple" xlink:href="https://www.silabs.com/products/development-tools/mcu/32-bit/precision32-32-bit-debug-adapter" text:style-name="Internet_20_link" text:visited-style-name="Visited_20_Internet_20_Link"><text:span text:style-name="T7">Silicon Labs Precision32</text:span></text:a></text:p>
          </text:list-item>
          <text:list-item>
            <text:p text:style-name="P12"><text:a xlink:type="simple" xlink:href="http://www.microchip.com/developmenttools/productdetails.aspx?partno=atatmel-ice&amp;utm_source=MicroSolutions&amp;utm_medium=Link&amp;utm_term=FY18Q1&amp;utm_content=DevTools&amp;utm_campaign=Article" text:style-name="Internet_20_link" text:visited-style-name="Visited_20_Internet_20_Link"><text:span text:style-name="T7">Atmel ICE</text:span></text:a></text:p>
          </text:list-item>
          <text:list-item>
            <text:p text:style-name="P12"><text:a xlink:type="simple" xlink:href="http://www.microchip.com/developmenttools/productdetails.aspx?partno=pg164130" text:style-name="Internet_20_link" text:visited-style-name="Visited_20_Internet_20_Link"><text:span text:style-name="T7">Microchip PIC Kit 3</text:span></text:a></text:p>
          </text:list-item>
          <text:list-item>
            <text:p text:style-name="P12"><text:a xlink:type="simple" xlink:href="https://www.adafruit.com/product/1369" text:style-name="Internet_20_link" text:visited-style-name="Visited_20_Internet_20_Link"><text:span text:style-name="T7">Segger J-Link EDU</text:span></text:a></text:p>
          </text:list-item>
          <text:list-item>
            <text:p text:style-name="P12"><text:a xlink:type="simple" xlink:href="https://www.olimex.com/Products/ARM/JTAG/ARM-USB-OCD/" text:style-name="Internet_20_link" text:visited-style-name="Visited_20_Internet_20_Link"><text:span text:style-name="T7">Olimex ARM-USB-OCD</text:span></text:a><text:span text:style-name="T7">/</text:span><text:a xlink:type="simple" xlink:href="https://www.olimex.com/Products/ARM/JTAG/ARM-USB-OCD-H/" text:style-name="Internet_20_link" text:visited-style-name="Visited_20_Internet_20_Link"><text:span text:style-name="T7">H</text:span></text:a></text:p>
          </text:list-item>
          <text:list-item>
            <text:p text:style-name="P11"><text:a xlink:type="simple" xlink:href="https://www.olimex.com/Products/AVR/Programmers/AVR-ISP-MK2/open-source-hardware" text:style-name="Internet_20_link" text:visited-style-name="Visited_20_Internet_20_Link"><text:span text:style-name="T7">Olimex AVR ISP-MK2</text:span></text:a></text:p>
          </text:list-item>
          <text:list-item>
            <text:p text:style-name="P12"><text:a xlink:type="simple" xlink:href="http://www.st.com/en/development-tools/st-link-v2.html" text:style-name="Internet_20_link" text:visited-style-name="Visited_20_Internet_20_Link"><text:span text:style-name="T7">ST-Link 2</text:span></text:a></text:p>
          </text:list-item>
          <text:list-item>
            <text:p text:style-name="P12"><text:a xlink:type="simple" xlink:href="https://www.mouser.com/ProductDetail/SparkFun-Electronics/PGM-11801/?qs=WyAARYrbSnY7wU/agggNyw==&amp;gclid=CjwKCAiAweXTBRAhEiwAmb3Xu9ib7Pv-4NSZ_mRi_qbcklsiFipjXSRZeZmIL261VhS_bTQThEW2MBoCOjwQAvD_BwE" text:style-name="Internet_20_link" text:visited-style-name="Visited_20_Internet_20_Link"><text:span text:style-name="T7">Tiny AVR</text:span></text:a></text:p>
          </text:list-item>
        </text:list>
        <text:p text:style-name="P15">Devel Unit Notes</text:p>
        <text:list xml:id="list4781546210195760505" text:style-name="L2">
          <text:list-item>
            <text:p text:style-name="P14">(6) MSP430F5529 LP's</text:p>
          </text:list-item>
          <text:list-item>
            <text:p text:style-name="P14">(3) TM4C1294 LP's</text:p>
          </text:list-item>
          <text:list-item>
            <text:p text:style-name="P14">(2) of common programmers (FETs/CC/Kit)</text:p>
          </text:list-item>
          <text:list-item>
            <text:p text:style-name="P14">TI wrote the bible for embedded dev &amp; ref, their libraries, documentation &amp; example code are of the highest quality for all families</text:p>
          </text:list-item>
        </text:list>
        <text:p text:style-name="P5"/>
        <text:p text:style-name="P5"/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mr Platform Ref<text:tab/>Page <text:page-number text:select-page="current">1</text:page-number> of <text:page-count>1</text:page-count><text:tab/>(2/11/18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0M42S</meta:editing-duration>
    <meta:editing-cycles>87</meta:editing-cycles>
    <meta:generator>OpenOffice/4.1.5$Win32 OpenOffice.org_project/415m1$Build-9789</meta:generator>
    <dc:date>2018-02-12T09:27:19.18</dc:date>
    <dc:creator>Justin Reina</dc:creator>
    <meta:document-statistic meta:table-count="0" meta:image-count="0" meta:object-count="0" meta:page-count="1" meta:paragraph-count="113" meta:word-count="262" meta:character-count="1682"/>
    <meta:user-defined meta:name="Info 1"/>
    <meta:user-defined meta:name="Info 2"/>
    <meta:user-defined meta:name="Info 3"/>
    <meta:user-defined meta:name="Info 4"/>
  </office:meta>
</office:document-meta>
</file>